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0c289" officeooo:paragraph-rsid="0010c289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6b4dd" officeooo:paragraph-rsid="000f1b7c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06b4dd" officeooo:paragraph-rsid="000f1b7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31f03" officeooo:paragraph-rsid="000f1b7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350e7" officeooo:paragraph-rsid="000f1b7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officeooo:rsid="000350e7" officeooo:paragraph-rsid="000f1b7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39505" officeooo:paragraph-rsid="000f1b7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587c0" officeooo:paragraph-rsid="000f1b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f1b7c" officeooo:paragraph-rsid="000f1b7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bold" officeooo:rsid="00031f03" officeooo:paragraph-rsid="000f1b7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bold" officeooo:rsid="00039505" officeooo:paragraph-rsid="000f1b7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031f03" officeooo:paragraph-rsid="000f1b7c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1f03" officeooo:paragraph-rsid="000f1b7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9505" officeooo:paragraph-rsid="000f1b7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b4dd" officeooo:paragraph-rsid="000f1b7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39505" officeooo:paragraph-rsid="000f1b7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30bea" officeooo:paragraph-rsid="00130bea" style:font-weight-asian="normal" style:font-weight-complex="normal"/>
    </style:style>
    <style:style style:name="T1" style:family="text">
      <style:text-properties officeooo:rsid="0005bce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f1b7c"/>
    </style:style>
    <style:style style:name="T4" style:family="text">
      <style:text-properties officeooo:rsid="0012b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oftware Life Cycle</text:p>
      <text:p text:style-name="P12">A1P<text:span text:style-name="T3">2</text:span></text:p>
      <text:p text:style-name="P12"/>
      <text:p text:style-name="P13">1.Problem Specification</text:p>
      <text:p text:style-name="P9">Write a simple C program that uses a pseudo-random number generator (PRNG) and arrays. </text:p>
      <text:p text:style-name="P9">It creates and manipulates two one-dimensional arrays named numbers and letters, of max. size 100 </text:p>
      <text:p text:style-name="P9">each. Fill out the array numbers with random integers between 1 and 1000, and array letters with </text:p>
      <text:p text:style-name="P9">random uppercase English letters. Print out the elements of only even <text:span text:style-name="T4">indces's</text:span> of numbers and letters, that </text:p>
      <text:p text:style-name="P9">is numbers[2], numbers[4], numbers[6], ..., numbers [98] and letters[2], </text:p>
      <text:p text:style-name="P9">letters[4], letters[6], ..., letters[98].</text:p>
      <text:p text:style-name="P4"/>
      <text:p text:style-name="P13">2. PROGRAM STRUCTURE DESIGN</text:p>
      <text:p text:style-name="P13"/>
      <text:p text:style-name="P10">2.1 modules and <text:span text:style-name="T1">Their</text:span> Basic Structure</text:p>
      <text:p text:style-name="P4">My program will have one function.</text:p>
      <text:p text:style-name="P4">a) Module 1: Main:</text:p>
      <text:p text:style-name="P9"><text:s/>main will do everything:</text:p>
      <text:p text:style-name="P9"><text:tab/>make an array of ints/ print even indices's </text:p>
      <text:p text:style-name="P9"><text:tab/>make an array pf chats/ print even indices's</text:p>
      <text:p text:style-name="P9"><text:tab/></text:p>
      <text:p text:style-name="P5"/>
      <text:p text:style-name="P4"/>
      <text:p text:style-name="P6">2.2 Pseudocode for the modules</text:p>
      <text:p text:style-name="P5">//<text:span text:style-name="T3">crate a random seed value</text:span></text:p>
      <text:p text:style-name="P5">/<text:span text:style-name="T3">initalize two arrays pf MAXSIZE 100</text:span></text:p>
      <text:p text:style-name="P9">//populate int array keeping values in range</text:p>
      <text:p text:style-name="P9">// if even index print</text:p>
      <text:p text:style-name="P9">//populate char array keeping values in range</text:p>
      <text:p text:style-name="P9">//if even index print</text:p>
      <text:p text:style-name="P9"/>
      <text:p text:style-name="P5"/>
      <text:p text:style-name="P14">3. RISK ANALYSIS </text:p>
      <text:p text:style-name="P7">No risks (to timetable, cost, human health, etc.) are identified by me. </text:p>
      <text:p text:style-name="P7"/>
      <text:p text:style-name="P11">4. VERIFICATION</text:p>
      <text:p text:style-name="P7">The algorithm has only one execution path (a sequential execution). Correctness of the path has been verified by me by analyzing its steps, and their completeness </text:p>
      <text:p text:style-name="P7"/>
      <text:p text:style-name="P14">5. Coding</text:p>
      <text:p text:style-name="P9">/************************************************* </text:p>
      <text:p text:style-name="P9">* Course: CS 4540 – Fall 2015 </text:p>
      <text:p text:style-name="P9">* Assignment 1 - Problem 2 </text:p>
      <text:p text:style-name="P9">* Name: Aron Lawrence </text:p>
      <text:p text:style-name="P9">* E-mail: aron.r.lawrence@wmich.edu </text:p>
      <text:p text:style-name="P9">* Submitted: 09/21/15 </text:p>
      <text:p text:style-name="P9">*************************************************/ </text:p>
      <text:p text:style-name="P9"><text:soft-page-break/><text:s/></text:p>
      <text:p text:style-name="P9"/>
      <text:p text:style-name="P9">#include &lt;stdio.h&gt; </text:p>
      <text:p text:style-name="P9">#include &lt;stdlib.h&gt; </text:p>
      <text:p text:style-name="P9"/>
      <text:p text:style-name="P9">#define MAXSIZE 100 </text:p>
      <text:p text:style-name="P9"/>
      <text:p text:style-name="P9">int main() </text:p>
      <text:p text:style-name="P9">{ </text:p>
      <text:p text:style-name="P9"><text:tab/>time_t t; </text:p>
      <text:p text:style-name="P9"><text:tab/>srand((unsigned) time(&amp;t));<text:tab/> </text:p>
      <text:p text:style-name="P9"><text:tab/>int numbers[MAXSIZE]; </text:p>
      <text:p text:style-name="P9"><text:tab/>char letters[MAXSIZE]; </text:p>
      <text:p text:style-name="P9"/>
      <text:p text:style-name="P9"><text:tab/>int i, n; </text:p>
      <text:p text:style-name="P9"><text:tab/>char c; </text:p>
      <text:p text:style-name="P9"/>
      <text:p text:style-name="P9"><text:tab/>for (i=0; i &lt; MAXSIZE; i++){ </text:p>
      <text:p text:style-name="P9"><text:tab/><text:tab/>n = rand() % 1000 + 1; </text:p>
      <text:p text:style-name="P9"><text:tab/><text:tab/>numbers[i] = n; </text:p>
      <text:p text:style-name="P9"><text:tab/><text:tab/>if (i%2 == 0 &amp;&amp; i &gt; 1){ </text:p>
      <text:p text:style-name="P9"><text:tab/><text:tab/><text:tab/>printf("%d, ", numbers[i]); </text:p>
      <text:p text:style-name="P9"><text:tab/><text:tab/>} </text:p>
      <text:p text:style-name="P9"><text:tab/>} </text:p>
      <text:p text:style-name="P9"/>
      <text:p text:style-name="P9"><text:tab/>for (i=0; i &lt;MAXSIZE; i++){ </text:p>
      <text:p text:style-name="P9"><text:tab/><text:tab/>c = 'A' + rand() % 26; </text:p>
      <text:p text:style-name="P9"><text:tab/><text:tab/>letters[i] = c; </text:p>
      <text:p text:style-name="P9"><text:tab/><text:tab/>if (i%2 == 0 &amp;&amp; i &gt; 1){ </text:p>
      <text:p text:style-name="P9"><text:tab/><text:tab/><text:tab/>printf("%c, ", letters[i]); </text:p>
      <text:p text:style-name="P9"><text:tab/><text:tab/>} </text:p>
      <text:p text:style-name="P9"><text:tab/>} </text:p>
      <text:p text:style-name="P9"/>
      <text:p text:style-name="P9">}</text:p>
      <text:p text:style-name="P7"/>
      <text:p text:style-name="P14">6. Testing</text:p>
      <text:p text:style-name="P7">ran a few test to check.</text:p>
      <text:p text:style-name="P7"/>
      <text:p text:style-name="P17">918, 710, 642, 656, 672, 141, 802, 477, 916, 827, 30, 390, 703, 757, 96, 906, 844, 895, 328, 917, 523, 593, 612, 675, 225, 533, 940, 30, 292, 718, 531, 104, 942, 562, 899, 267, 886, 97, 281, 729, 624, 110, 535, 205, 278, 565, 600, 885, 666</text:p>
      <text:p text:style-name="P17">H, A, K, V, A, I, K, K, C, Q, J, A, Z, X, M, A, W, H, N, W, U, X, Y, X, X, Y, J, K, R, L, T, A, N, A, M, S, D, P, Y, H, Z, H, K, T, D, I, P, Q, R </text:p>
      <text:p text:style-name="P17"/>
      <text:p text:style-name="P17"/>
      <text:p text:style-name="P17">562, 244, 698, 130, 747, 766, 664, 481, 854, 287, 500, 322, 420, 925, 516, 820, 202, 561, 740, 928, 125, 448, 450, 812, 979, 663, 432, 794, 218, 732, 588, 513, 318, 40, 467, 599, 363, 82, 326, 170, 694, <text:soft-page-break/>486, 168, 681, 701, 822, 315, 428, 111</text:p>
      <text:p text:style-name="P17">Z, J, W, H, R, B, Y, I, B, S, F, Y, I, O, F, Q, D, S, E, Q, P, X, T, Z, V, S, Q, W, I, P, D, U, J, J, O, L, V, T, P, L, N, N, T, D, Y, R, C, L, C</text:p>
      <text:p text:style-name="P8">Everything works correctly.</text:p>
      <text:p text:style-name="P7"/>
      <text:p text:style-name="P15">8. PRODUCTION </text:p>
      <text:p text:style-name="P2">I prepared a copy of the entire program for Lab TA’s evaluation, as specified by the TA. </text:p>
      <text:p text:style-name="P2">Then, I sent electronically the copy to the Lab TA, Via dropbox. </text:p>
      <text:p text:style-name="P3"><text:span text:style-name="T2">9. MAINTENANCE</text:span> </text:p>
      <text:p text:style-name="P2">To fully benefit from the program evaluation feedback received from the Lab TA, I will perform </text:p>
      <text:p text:style-name="P2">program maintenance. This means that I should use all TAs feedback to improve my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c289" officeooo:paragraph-rsid="0010c28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ron Lawrenc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9:18:31.980755154</meta:creation-date>
    <dc:date>2015-09-27T18:59:46.470427231</dc:date>
    <meta:editing-duration>PT3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77" meta:word-count="584" meta:character-count="3190" meta:non-whitespace-character-count="2594"/>
  </office:meta>
</office:document-meta>
</file>